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fo:language="en" fo:country="CA" officeooo:paragraph-rsid="001c9a56"/>
    </style:style>
    <style:style style:name="P2" style:family="paragraph" style:parent-style-name="Text_20_body">
      <style:paragraph-properties fo:text-align="justify" style:justify-single-word="false"/>
      <style:text-properties fo:language="en" fo:country="CA" officeooo:rsid="0020150f" officeooo:paragraph-rsid="00269bdf"/>
    </style:style>
    <style:style style:name="P3" style:family="paragraph" style:parent-style-name="Text_20_body">
      <style:paragraph-properties fo:text-align="justify" style:justify-single-word="false"/>
      <style:text-properties fo:language="en" fo:country="CA" officeooo:rsid="00258a5c" officeooo:paragraph-rsid="00269bdf"/>
    </style:style>
    <style:style style:name="P4" style:family="paragraph" style:parent-style-name="Text_20_body">
      <style:paragraph-properties fo:text-align="justify" style:justify-single-word="false"/>
      <style:text-properties fo:language="en" fo:country="CA" officeooo:rsid="00258a5c" officeooo:paragraph-rsid="0021bce4"/>
    </style:style>
    <style:style style:name="P5" style:family="paragraph" style:parent-style-name="Heading_20_1">
      <style:paragraph-properties fo:text-align="justify" style:justify-single-word="false"/>
      <style:text-properties fo:language="en" fo:country="CA" officeooo:rsid="00269bdf" officeooo:paragraph-rsid="00269bdf"/>
    </style:style>
    <style:style style:name="P6" style:family="paragraph" style:parent-style-name="Heading_20_1" style:master-page-name="Standard">
      <style:paragraph-properties fo:text-align="justify" style:justify-single-word="false" style:page-number="1"/>
      <style:text-properties fo:language="en" fo:country="CA" officeooo:rsid="00269bdf" officeooo:paragraph-rsid="00269bdf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Text_20_body" style:list-style-name="L1">
      <style:paragraph-properties fo:text-align="justify" style:justify-single-word="false"/>
      <style:text-properties fo:language="en" fo:country="CA" officeooo:paragraph-rsid="001c9a56"/>
    </style:style>
    <style:style style:name="P9" style:family="paragraph" style:parent-style-name="Text_20_body" style:list-style-name="L2">
      <style:paragraph-properties fo:text-align="justify" style:justify-single-word="false"/>
      <style:text-properties fo:language="en" fo:country="CA" officeooo:rsid="001c9a56" officeooo:paragraph-rsid="00269bdf"/>
    </style:style>
    <style:style style:name="P10" style:family="paragraph" style:parent-style-name="Text_20_body" style:list-style-name="L3">
      <style:paragraph-properties fo:text-align="justify" style:justify-single-word="false"/>
      <style:text-properties fo:language="en" fo:country="CA" officeooo:rsid="001c9a56" officeooo:paragraph-rsid="00269bdf"/>
    </style:style>
    <style:style style:name="P11" style:family="paragraph" style:parent-style-name="Text_20_body" style:list-style-name="L3">
      <style:paragraph-properties fo:text-align="justify" style:justify-single-word="false"/>
      <style:text-properties fo:language="en" fo:country="CA" officeooo:rsid="001d507b" officeooo:paragraph-rsid="00269bdf"/>
    </style:style>
    <style:style style:name="P12" style:family="paragraph" style:parent-style-name="Text_20_body" style:list-style-name="L4">
      <style:paragraph-properties fo:text-align="justify" style:justify-single-word="false"/>
      <style:text-properties fo:language="en" fo:country="CA" officeooo:rsid="0020150f" officeooo:paragraph-rsid="00269bdf"/>
    </style:style>
    <style:style style:name="P13" style:family="paragraph" style:parent-style-name="Text_20_body" style:list-style-name="L7">
      <style:paragraph-properties fo:text-align="justify" style:justify-single-word="false"/>
      <style:text-properties fo:language="en" fo:country="CA" officeooo:rsid="0020150f" officeooo:paragraph-rsid="0021bce4"/>
    </style:style>
    <style:style style:name="P14" style:family="paragraph" style:parent-style-name="Text_20_body">
      <style:paragraph-properties fo:text-align="justify" style:justify-single-word="false"/>
      <style:text-properties fo:language="en" fo:country="CA" officeooo:rsid="0020150f" officeooo:paragraph-rsid="0021bce4"/>
    </style:style>
    <style:style style:name="P15" style:family="paragraph" style:parent-style-name="Text_20_body">
      <style:paragraph-properties fo:text-align="justify" style:justify-single-word="false"/>
      <style:text-properties fo:language="en" fo:country="CA" officeooo:rsid="0021bce4" officeooo:paragraph-rsid="0021bce4"/>
    </style:style>
    <style:style style:name="P16" style:family="paragraph" style:parent-style-name="Text_20_body" style:list-style-name="L1">
      <style:paragraph-properties fo:text-align="justify" style:justify-single-word="false"/>
      <style:text-properties officeooo:paragraph-rsid="00269bdf"/>
    </style:style>
    <style:style style:name="P17" style:family="paragraph" style:parent-style-name="Text_20_body" style:list-style-name="L5">
      <style:text-properties officeooo:rsid="00269bdf" officeooo:paragraph-rsid="00269bdf"/>
    </style:style>
    <style:style style:name="P18" style:family="paragraph" style:parent-style-name="Text_20_body" style:list-style-name="L6">
      <style:text-properties officeooo:rsid="00269bdf" officeooo:paragraph-rsid="00269bdf"/>
    </style:style>
    <style:style style:name="P19" style:family="paragraph" style:parent-style-name="Text_20_body" style:list-style-name="L7">
      <style:paragraph-properties fo:text-align="justify" style:justify-single-word="false"/>
      <style:text-properties officeooo:rsid="002285b4" officeooo:paragraph-rsid="002285b4"/>
    </style:style>
    <style:style style:name="P20" style:family="paragraph" style:parent-style-name="Text_20_body" style:list-style-name="L7">
      <style:paragraph-properties fo:text-align="justify" style:justify-single-word="false"/>
      <style:text-properties officeooo:rsid="0021bce4" officeooo:paragraph-rsid="0021bce4"/>
    </style:style>
    <style:style style:name="P21" style:family="paragraph" style:parent-style-name="Text_20_body" style:list-style-name="L8">
      <style:paragraph-properties fo:text-align="justify" style:justify-single-word="false"/>
      <style:text-properties officeooo:rsid="0021bce4" officeooo:paragraph-rsid="0021bce4"/>
    </style:style>
    <style:style style:name="P22" style:family="paragraph" style:parent-style-name="Text_20_body" style:list-style-name="L1">
      <style:paragraph-properties fo:text-align="justify" style:justify-single-word="false"/>
      <style:text-properties officeooo:rsid="0029ce7f" officeooo:paragraph-rsid="0029ce7f"/>
    </style:style>
    <style:style style:name="P23" style:family="paragraph" style:parent-style-name="Heading_20_2">
      <style:paragraph-properties fo:text-align="justify" style:justify-single-word="false"/>
      <style:text-properties fo:language="en" fo:country="CA" officeooo:rsid="0020150f" officeooo:paragraph-rsid="00269bdf"/>
    </style:style>
    <style:style style:name="P24" style:family="paragraph" style:parent-style-name="Heading_20_2">
      <style:paragraph-properties fo:text-align="justify" style:justify-single-word="false"/>
      <style:text-properties fo:language="en" fo:country="CA" officeooo:rsid="0021bce4" officeooo:paragraph-rsid="0021bce4"/>
    </style:style>
    <style:style style:name="P25" style:family="paragraph" style:parent-style-name="Heading_20_2">
      <style:text-properties officeooo:rsid="0021bce4" officeooo:paragraph-rsid="00269bdf"/>
    </style:style>
    <style:style style:name="P26" style:family="paragraph" style:parent-style-name="Heading_20_2">
      <style:text-properties officeooo:rsid="00269bdf" officeooo:paragraph-rsid="00269bdf"/>
    </style:style>
    <style:style style:name="P27" style:family="paragraph" style:parent-style-name="Heading_20_2">
      <style:paragraph-properties fo:text-align="justify" style:justify-single-word="false"/>
    </style:style>
    <style:style style:name="P28" style:family="paragraph" style:parent-style-name="Heading_20_2" style:master-page-name="">
      <style:paragraph-properties fo:text-align="justify" style:justify-single-word="false" style:page-number="auto"/>
    </style:style>
    <style:style style:name="P29" style:family="paragraph" style:parent-style-name="Heading_20_3">
      <style:paragraph-properties fo:text-align="justify" style:justify-single-word="false"/>
      <style:text-properties fo:language="en" fo:country="CA" officeooo:rsid="0020150f" officeooo:paragraph-rsid="00269bdf"/>
    </style:style>
    <style:style style:name="P30" style:family="paragraph" style:parent-style-name="Heading_20_3">
      <style:paragraph-properties fo:text-align="justify" style:justify-single-word="false"/>
      <style:text-properties fo:language="en" fo:country="CA" officeooo:paragraph-rsid="00269bdf"/>
    </style:style>
    <style:style style:name="P31" style:family="paragraph" style:parent-style-name="Heading_20_3">
      <style:paragraph-properties fo:text-align="justify" style:justify-single-word="false"/>
      <style:text-properties fo:language="en" fo:country="CA" officeooo:rsid="001c9a56" officeooo:paragraph-rsid="00269bdf"/>
    </style:style>
    <style:style style:name="P32" style:family="paragraph" style:parent-style-name="Heading_20_3">
      <style:text-properties officeooo:rsid="0021bce4" officeooo:paragraph-rsid="00269bdf"/>
    </style:style>
    <style:style style:name="P33" style:family="paragraph" style:parent-style-name="Heading_20_3">
      <style:text-properties officeooo:rsid="00269bdf" officeooo:paragraph-rsid="00269bdf"/>
    </style:style>
    <style:style style:name="T1" style:family="text">
      <style:text-properties officeooo:rsid="001c9a56"/>
    </style:style>
    <style:style style:name="T2" style:family="text">
      <style:text-properties fo:language="en" fo:country="CA"/>
    </style:style>
    <style:style style:name="T3" style:family="text">
      <style:text-properties fo:language="en" fo:country="CA" officeooo:rsid="0020150f"/>
    </style:style>
    <style:style style:name="T4" style:family="text">
      <style:text-properties fo:language="en" fo:country="CA" officeooo:rsid="002285b4"/>
    </style:style>
    <style:style style:name="T5" style:family="text">
      <style:text-properties fo:language="en" fo:country="CA" officeooo:rsid="00269bdf"/>
    </style:style>
    <style:style style:name="T6" style:family="text">
      <style:text-properties officeooo:rsid="001d507b"/>
    </style:style>
    <style:style style:name="T7" style:family="text">
      <style:text-properties officeooo:rsid="0020150f"/>
    </style:style>
    <style:style style:name="T8" style:family="text">
      <style:text-properties officeooo:rsid="002285b4"/>
    </style:style>
    <style:style style:name="T9" style:family="text">
      <style:text-properties officeooo:rsid="00269bdf"/>
    </style:style>
    <style:style style:name="T10" style:family="text">
      <style:text-properties officeooo:rsid="00274c0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Stories</text:h>
      <text:list xml:id="list7606589606264021514" text:style-name="L1">
        <text:list-item>
          <text:p text:style-name="P8">As <text:span text:style-name="T7">a </text:span>player, I <text:span text:style-name="T9">want to interact with pawns, so that I </text:span>can play the game. (Core game)</text:p>
        </text:list-item>
        <text:list-item>
          <text:p text:style-name="P8">As <text:span text:style-name="T7">a </text:span>player, I <text:span text:style-name="T9">want to add other players, so that I </text:span>can play <text:span text:style-name="T9">locally</text:span> with <text:span text:style-name="T9">them</text:span>. (Multiplayer)</text:p>
        </text:list-item>
        <text:list-item>
          <text:p text:style-name="P16"><text:span text:style-name="T2">As </text:span><text:span text:style-name="T3">a</text:span><text:span text:style-name="T2"> player, </text:span><text:span text:style-name="T5">I want to select different styles, so that </text:span><text:span text:style-name="T2">I can modify my pawn. (Change </text:span><text:span text:style-name="T3">style</text:span><text:span text:style-name="T2">)</text:span></text:p>
          <text:p text:style-name="P22"><text:span text:style-name="T2">28082015</text:span></text:p>
        </text:list-item>
      </text:list>
      <text:h text:style-name="P7" text:outline-level="1">Scenarios</text:h>
      <text:h text:style-name="P23" text:outline-level="2">Core Game</text:h>
      <text:h text:style-name="P29" text:outline-level="3">Main</text:h>
      <text:list xml:id="list3004448340252696626" text:style-name="L2">
        <text:list-item>
          <text:p text:style-name="P9">Choose a Pawn.</text:p>
        </text:list-item>
        <text:list-item>
          <text:p text:style-name="P9">It is moved to the next disc of its colour.</text:p>
        </text:list-item>
        <text:list-item>
          <text:p text:style-name="P9">Choose <text:span text:style-name="T10">the next adjacent available </text:span>disc to where the pawn landed.</text:p>
        </text:list-item>
        <text:list-item>
          <text:p text:style-name="P9">The disc is then added to the player's disc pool</text:p>
        </text:list-item>
        <text:list-item>
          <text:p text:style-name="P9">End the turn.</text:p>
        </text:list-item>
      </text:list>
      <text:h text:style-name="P30" text:outline-level="3">Alternative <text:span text:style-name="T1">(Podium)</text:span></text:h>
      <text:list xml:id="list1880418476844861839" text:style-name="L3">
        <text:list-item>
          <text:p text:style-name="P10">Choose a Pawn.</text:p>
        </text:list-item>
        <text:list-item>
          <text:p text:style-name="P10">There is no more discs ahead. <text:span text:style-name="T9">The </text:span>pawn <text:span text:style-name="T9">is moved </text:span>to the higher available position on the podium.</text:p>
        </text:list-item>
        <text:list-item>
          <text:p text:style-name="P10">Take a disc of the pawn's colour.</text:p>
        </text:list-item>
        <text:list-item>
          <text:p text:style-name="P10">The disc is then added to the player's disc pool</text:p>
        </text:list-item>
        <text:list-item>
          <text:p text:style-name="P10">End the turn.</text:p>
        </text:list-item>
      </text:list>
      <text:h text:style-name="P31" text:outline-level="3">Alternative (Black disc)</text:h>
      <text:list xml:id="list121552283482658" text:continue-list="list1880418476844861839" text:style-name="L3">
        <text:list-item text:start-value="1">
          <text:p text:style-name="P10">Choose a Pawn.</text:p>
        </text:list-item>
        <text:list-item>
          <text:p text:style-name="P10">It is moved to the next disc of its colour.</text:p>
        </text:list-item>
        <text:list-item>
          <text:p text:style-name="P10">Choose a disc adjacent to where the pawn landed.</text:p>
        </text:list-item>
        <text:list-item>
          <text:p text:style-name="P11">The adjacent disc chosen is black.</text:p>
        </text:list-item>
        <text:list-item>
          <text:p text:style-name="P10">The disc is <text:span text:style-name="T6">added to a different disc pool</text:span>.</text:p>
        </text:list-item>
        <text:list-item>
          <text:p text:style-name="P11">The disc can be used, starting next turn, to make a second move (either forward or backward).</text:p>
        </text:list-item>
        <text:list-item>
          <text:p text:style-name="P10">End the turn.</text:p>
        </text:list-item>
      </text:list>
      <text:h text:style-name="P30" text:outline-level="3">Alternative (<text:span text:style-name="T6">Second Move</text:span>)</text:h>
      <text:list xml:id="list121551908896327" text:continue-list="list121552283482658" text:style-name="L3">
        <text:list-item text:start-value="1">
          <text:p text:style-name="P10">Choose a Pawn.</text:p>
        </text:list-item>
        <text:list-item>
          <text:p text:style-name="P10">It is moved to the next disc of its colour.</text:p>
        </text:list-item>
        <text:list-item>
          <text:p text:style-name="P10">Choose a disc adjacent to where the pawn landed.</text:p>
        </text:list-item>
        <text:list-item>
          <text:p text:style-name="P10">The disc is then added to the player's disc pool.</text:p>
        </text:list-item>
        <text:list-item>
          <text:p text:style-name="P11"><text:soft-page-break/>The player can use a black disc to move the pawn (either forward or backward).</text:p>
        </text:list-item>
        <text:list-item>
          <text:p text:style-name="P11">Choose a Pawn.</text:p>
        </text:list-item>
        <text:list-item>
          <text:p text:style-name="P11">Choose either forward or backward.</text:p>
        </text:list-item>
        <text:list-item>
          <text:p text:style-name="P10">Choose a disc adjacent to where the pawn landed.</text:p>
        </text:list-item>
        <text:list-item>
          <text:p text:style-name="P10">The disc is then added to the player's disc pool.</text:p>
        </text:list-item>
        <text:list-item>
          <text:p text:style-name="P10">End the turn.</text:p>
        </text:list-item>
      </text:list>
      <text:p text:style-name="P2"/>
      <text:h text:style-name="P23" text:outline-level="2">Multiplayer</text:h>
      <text:h text:style-name="P29" text:outline-level="3">Main</text:h>
      <text:list xml:id="list4259707724053304368" text:style-name="L4">
        <text:list-item>
          <text:p text:style-name="P12">Execute the 1.1 (Main core game).</text:p>
        </text:list-item>
        <text:list-item>
          <text:p text:style-name="P12">After ending the player's turn, execute the 1.1 for the next player.</text:p>
        </text:list-item>
      </text:list>
      <text:p text:style-name="P2"/>
      <text:h text:style-name="P25" text:outline-level="2">Change Style</text:h>
      <text:h text:style-name="P32" text:outline-level="3">Main</text:h>
      <text:list xml:id="list3797918608844334262" text:style-name="L5">
        <text:list-item>
          <text:p text:style-name="P17">Click on configuration button.</text:p>
        </text:list-item>
        <text:list-item>
          <text:p text:style-name="P17">A window is opened.</text:p>
        </text:list-item>
        <text:list-item>
          <text:p text:style-name="P17">Choose a style.</text:p>
        </text:list-item>
        <text:list-item>
          <text:p text:style-name="P17">The pawns' style is then changed.</text:p>
        </text:list-item>
      </text:list>
      <text:p text:style-name="P3"/>
      <text:h text:style-name="P26" text:outline-level="2">Traps and Bonus</text:h>
      <text:h text:style-name="P33" text:outline-level="3">Main</text:h>
      <text:list xml:id="list7126300944582716880" text:style-name="L6">
        <text:list-item>
          <text:p text:style-name="P18">When landed on a disc, randomly decides whether will have a trap, bonus, or nothing in it.</text:p>
        </text:list-item>
      </text:list>
      <text:p text:style-name="P1"/>
      <text:h text:style-name="P6" text:outline-level="1">Tasks</text:h>
      <text:h text:style-name="P27" text:outline-level="2">Core game</text:h>
      <text:list xml:id="list3283481531733844645" text:style-name="L7">
        <text:list-item>
          <text:p text:style-name="P19">As a player, I want to see the graphics so that I know what is happening in the game. (Graphics)</text:p>
        </text:list-item>
        <text:list-item>
          <text:p text:style-name="P20">As a<text:span text:style-name="T3"> player, I want to choose a pawn so that I can make my move. </text:span><text:span text:style-name="T4">(Move Pawn)</text:span></text:p>
        </text:list-item>
        <text:list-item>
          <text:p text:style-name="P20">A<text:span text:style-name="T3">s a player, I want to choose a disc after moving a pawn so that I can score them at the end. </text:span><text:span text:style-name="T4">(Scoring)</text:span></text:p>
        </text:list-item>
        <text:list-item>
          <text:p text:style-name="P13">As a player, I want to choose whether to use a black disc so that I can make another move. <text:span text:style-name="T8">(Black disc, Second Move)</text:span></text:p>
        </text:list-item>
        <text:list-item>
          <text:p text:style-name="P20"><text:span text:style-name="T3">A</text:span><text:span text:style-name="T2">s a player, I want to position the pawn on the podium, so that I can grab a disc of its colour and score the discs accordingly. </text:span><text:span text:style-name="T4">(Podium)</text:span></text:p>
        </text:list-item>
        <text:list-item>
          <text:p text:style-name="P19"><text:span text:style-name="T4">A</text:span><text:span text:style-name="T2">s a player, I want to score all my discs, so that I can be ranked between players. (Finish Game, Ranking)</text:span></text:p>
        </text:list-item>
      </text:list>
      <text:h text:style-name="P28" text:outline-level="2">Multiplayer</text:h>
      <text:list xml:id="list4825043677910614297" text:style-name="L8">
        <text:list-item>
          <text:p text:style-name="P21">A<text:span text:style-name="T3">s a player, I want to pass my turn to the next player so that I can play </text:span><text:span text:style-name="T2">locally</text:span><text:span text:style-name="T3"> with friends.</text:span></text:p>
        </text:list-item>
      </text:list>
      <text:p text:style-name="P14"/>
      <text:h text:style-name="P24" text:outline-level="2">Change style</text:h>
      <text:p text:style-name="P15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Numbering_20_Symbols" style:display-name="Numbering Symbols" style:family="text"/>
    <style:style style:name="Footnote_20_Symbol" style:display-name="Footnote Symbol" style:family="text"/>
    <style:style style:name="Index_20_Link" style:display-name="Index Link" style:family="text"/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suffix=" -" style:num-format="1" text:display-levels="2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eus Furquim</meta:initial-creator>
    <meta:creation-date>2015-08-23T17:22:41.891628097</meta:creation-date>
    <dc:date>2015-08-31T12:15:51.376907545</dc:date>
    <dc:creator>Mateus Furquim</dc:creator>
    <meta:editing-duration>PT7H45M16S</meta:editing-duration>
    <meta:editing-cycles>6</meta:editing-cycles>
    <meta:generator>LibreOffice/5.0.0.5$Linux_X86_64 LibreOffice_project/437e4abdf9e72fd0a6e6f8697a0e659bc77f9b10</meta:generator>
    <meta:document-statistic meta:table-count="0" meta:image-count="0" meta:object-count="0" meta:page-count="5" meta:paragraph-count="62" meta:word-count="567" meta:character-count="2674" meta:non-whitespace-character-count="2227"/>
  </office:meta>
</office:document-meta>
</file>